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0af5" officeooo:paragraph-rsid="00110af5"/>
    </style:style>
    <style:style style:name="P2" style:family="paragraph" style:parent-style-name="Standard">
      <style:text-properties fo:font-weight="bold" officeooo:rsid="00110af5" officeooo:paragraph-rsid="00110af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0af5" officeooo:paragraph-rsid="00110af5"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10af5" officeooo:paragraph-rsid="00110af5" style:font-weight-asian="normal" style:font-weight-complex="normal"/>
    </style:style>
    <style:style style:name="P5" style:family="paragraph" style:parent-style-name="Standard">
      <style:text-properties style:text-underline-style="none" fo:font-weight="bold" officeooo:rsid="00110af5" officeooo:paragraph-rsid="00110af5" style:font-weight-asian="bold" style:font-weight-complex="bold"/>
    </style:style>
    <style:style style:name="P6" style:family="paragraph" style:parent-style-name="Standard">
      <style:text-properties style:text-underline-style="none" fo:font-weight="bold" officeooo:rsid="0012033f" officeooo:paragraph-rsid="0012033f" style:font-weight-asian="bold" style:font-weight-complex="bold"/>
    </style:style>
    <style:style style:name="P7" style:family="paragraph" style:parent-style-name="Standard">
      <style:text-properties style:text-underline-style="none" fo:font-weight="normal" officeooo:rsid="00110af5" officeooo:paragraph-rsid="00110af5" style:font-weight-asian="normal" style:font-weight-complex="normal"/>
    </style:style>
    <style:style style:name="P8" style:family="paragraph" style:parent-style-name="Standard">
      <style:text-properties fo:font-style="italic" style:text-underline-style="none" fo:font-weight="bold" officeooo:rsid="00110af5" officeooo:paragraph-rsid="00110af5" style:font-style-asian="italic" style:font-weight-asian="bold" style:font-style-complex="italic" style:font-weight-complex="bold"/>
    </style:style>
    <style:style style:name="P9" style:family="paragraph" style:parent-style-name="Standard">
      <style:text-properties fo:font-style="normal" style:text-underline-style="none" fo:font-weight="normal" officeooo:rsid="00110af5" officeooo:paragraph-rsid="00110af5"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10af5" officeooo:paragraph-rsid="0012033f" style:font-style-asian="normal" style:font-weight-asian="normal" style:font-style-complex="normal" style:font-weight-complex="normal"/>
    </style:style>
    <style:style style:name="P11" style:family="paragraph" style:parent-style-name="Standard">
      <style:text-properties fo:font-style="normal" style:text-underline-style="none" fo:font-weight="bold" officeooo:rsid="00110af5" officeooo:paragraph-rsid="0012033f" style:font-style-asian="normal" style:font-weight-asian="bold" style:font-style-complex="normal" style:font-weight-complex="bold"/>
    </style:style>
    <style:style style:name="P12" style:family="paragraph" style:parent-style-name="Standard">
      <style:text-properties style:text-line-through-style="none" style:text-line-through-type="none" style:text-underline-style="solid" style:text-underline-width="auto" style:text-underline-color="font-color" fo:font-weight="normal" officeooo:rsid="00110af5" officeooo:paragraph-rsid="00110af5" style:font-weight-asian="normal" style:font-weight-complex="normal"/>
    </style:style>
    <style:style style:name="P13" style:family="paragraph" style:parent-style-name="Standard">
      <style:text-properties fo:color="#00a933" fo:font-style="normal" style:text-underline-style="none" fo:font-weight="bold" officeooo:rsid="00110af5" officeooo:paragraph-rsid="0012033f" style:font-style-asian="normal" style:font-weight-asian="bold" style:font-style-complex="normal" style:font-weight-complex="bold"/>
    </style:style>
    <style:style style:name="P14" style:family="paragraph" style:parent-style-name="Standard">
      <style:text-properties fo:color="#00a933" fo:font-style="normal" style:text-underline-style="none" fo:font-weight="bold" officeooo:rsid="0012033f" officeooo:paragraph-rsid="0012033f" style:font-style-asian="normal" style:font-weight-asian="bold" style:font-style-complex="normal" style:font-weight-complex="bold"/>
    </style:style>
    <style:style style:name="P15" style:family="paragraph" style:parent-style-name="Standard">
      <style:text-properties fo:color="#000000" fo:font-style="normal" style:text-underline-style="solid" style:text-underline-width="auto" style:text-underline-color="font-color" fo:font-weight="bold" officeooo:rsid="0012033f" officeooo:paragraph-rsid="0012033f" style:font-style-asian="normal" style:font-weight-asian="bold" style:font-style-complex="normal" style:font-weight-complex="bold"/>
    </style:style>
    <style:style style:name="P16" style:family="paragraph" style:parent-style-name="Standard">
      <style:text-properties fo:color="#069a2e" fo:font-style="italic" style:text-underline-style="none" fo:font-weight="bold" officeooo:rsid="0012033f" officeooo:paragraph-rsid="0012033f" style:font-style-asian="italic" style:font-weight-asian="bold" style:font-style-complex="italic" style:font-weight-complex="bold"/>
    </style:style>
    <style:style style:name="P17" style:family="paragraph" style:parent-style-name="Standard">
      <style:text-properties fo:color="#069a2e" fo:font-style="italic" style:text-underline-style="none" fo:font-weight="bold" officeooo:rsid="00134c2e" officeooo:paragraph-rsid="00134c2e" style:font-style-asian="italic" style:font-weight-asian="bold" style:font-style-complex="italic" style:font-weight-complex="bold"/>
    </style:style>
    <style:style style:name="P18" style:family="paragraph" style:parent-style-name="Standard">
      <style:text-properties fo:color="#ff0000" fo:font-style="italic" style:text-underline-style="none" fo:font-weight="bold" officeooo:rsid="00134c2e" officeooo:paragraph-rsid="00134c2e"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12033f" style:font-style-asian="italic" style:font-style-complex="italic"/>
    </style:style>
    <style:style style:name="T3" style:family="text">
      <style:text-properties officeooo:rsid="0012033f"/>
    </style:style>
    <style:style style:name="T4" style:family="text">
      <style:text-properties fo:color="#00a933" style:text-line-through-style="none" style:text-line-through-type="none" fo:font-style="italic" officeooo:rsid="0012033f" style:font-style-asian="italic" style:font-style-complex="italic"/>
    </style:style>
    <style:style style:name="T5" style:family="text">
      <style:text-properties fo:color="#00a933" officeooo:rsid="0012033f"/>
    </style:style>
    <style:style style:name="T6" style:family="text">
      <style:text-properties fo:color="#069a2e" officeooo:rsid="0012033f"/>
    </style:style>
    <style:style style:name="T7" style:family="text">
      <style:text-properties fo:color="#069a2e" officeooo:rsid="00134c2e"/>
    </style:style>
    <style:style style:name="T8" style:family="text">
      <style:text-properties fo:color="#000000" officeooo:rsid="0012033f"/>
    </style:style>
    <style:style style:name="T9" style:family="text">
      <style:text-properties fo:color="#000000" officeooo:rsid="00133175"/>
    </style:style>
    <style:style style:name="T10" style:family="text">
      <style:text-properties fo:color="#000000" officeooo:rsid="00134c2e"/>
    </style:style>
    <style:style style:name="T11" style:family="text">
      <style:text-properties fo:color="#ff0000" officeooo:rsid="0012033f"/>
    </style:style>
    <style:style style:name="T12" style:family="text">
      <style:text-properties fo:color="#ff0000" officeooo:rsid="00134c2e"/>
    </style:style>
    <style:style style:name="T13" style:family="text">
      <style:text-properties fo:color="#ff0000" officeooo:rsid="001331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other Perspective</text:p>
      <text:p text:style-name="P3"/>
      <text:p text:style-name="P3">Ideas</text:p>
      <text:p text:style-name="P1">Metal Gear is the rebel’s target: guards perspective. Guard chase/catch/kill</text:p>
      <text:p text:style-name="P1">Playing as the one giving the instructions: support team</text:p>
      <text:p text:style-name="P1">Superliminal</text:p>
      <text:p text:style-name="P1">Antagonist is protagonist</text:p>
      <text:p text:style-name="P1">Tetris as a birds eye view</text:p>
      <text:p text:style-name="P1">Control the level: challenge the character, kill character is the goal</text:p>
      <text:p text:style-name="P1">You are the one placing treasure into the level’s hidden areas</text:p>
      <text:p text:style-name="P1">Being the strategist to protect/defend the antagonist from reaching the goal, guard/defender posting, defence machine placing/cameras, auto turrets, &gt;budgeting for defence, guard pay.</text:p>
      <text:p text:style-name="P1">Various enemy controlling, eg. sniper on a tower</text:p>
      <text:p text:style-name="P1">Dungeon Master type. Dungeon Design/Tower Defence/Dungeon master</text:p>
      <text:p text:style-name="P1">Buy and sell products/weaponry/ammo/e.t.c.</text:p>
      <text:p text:style-name="P1">Double agent</text:p>
      <text:p text:style-name="P1">Boss protagonist meets Boss villain</text:p>
      <text:p text:style-name="P1">Pitting sides against each other</text:p>
      <text:p text:style-name="P1">Villain hires henchman henchman guards</text:p>
      <text:p text:style-name="P1">Strategy and resource manager</text:p>
      <text:p text:style-name="P1">Drawing the hero to the villain</text:p>
      <text:p text:style-name="P1">Ghost trying to haunt someone</text:p>
      <text:p text:style-name="P1">Evolution</text:p>
      <text:p text:style-name="P1"/>
      <text:p text:style-name="P1"/>
      <text:p text:style-name="P3">Gameplay</text:p>
      <text:p text:style-name="P1">Build dungeon&gt;you run the guild&gt;beating heros in dungeon gaining rare resources&gt;drawing out the high level adventurer out.</text:p>
      <text:p text:style-name="P1"/>
      <text:p text:style-name="P1">Two sides fighting&gt;must achieve maximum war and tension</text:p>
      <text:p text:style-name="P1"/>
      <text:p text:style-name="P3">Final Idea</text:p>
      <text:p text:style-name="P7">Collecting Goal objective to change your perspective to reveal different paths. Equiping cyberpunk goggles to reveal what was unseen because of smog/ash/fog/smoke/darkness. Evolution through equipment. Goggles on = colours radiate out. Female character. Instruments locked to different colour goggles</text:p>
      <text:p text:style-name="P3"/>
      <text:p text:style-name="P3">Final Plan Timeline</text:p>
      <text:p text:style-name="P4">Tonight:</text:p>
      <text:p text:style-name="P7">Adam gathering the latest programming tools.</text:p>
      <text:p text:style-name="P7">Concept art, basic level design, basic concept work</text:p>
      <text:p text:style-name="P4">Tomorrow:</text:p>
      <text:p text:style-name="P7">Adam starting on starting points of the assets, asset creation.</text:p>
      <text:p text:style-name="P7">James starting on the programming</text:p>
      <text:p text:style-name="P7">Xander pallet design</text:p>
      <text:p text:style-name="P7">Xander and Josh level design, story board</text:p>
      <text:p text:style-name="P8">Saturday minimum viable product!!!</text:p>
      <text:p text:style-name="P12">Sunday:</text:p>
      <text:p text:style-name="P7"><text:span text:style-name="T1">Morning: </text:span>Level put together level construction</text:p>
      <text:p text:style-name="P7">Testing</text:p>
      <text:p text:style-name="P7">Music</text:p>
      <text:p text:style-name="P8">Full polished product ready for distribution!!!</text:p>
      <text:p text:style-name="P9"><text:soft-page-break/></text:p>
      <text:p text:style-name="P7"/>
      <text:p text:style-name="P3"/>
      <text:p text:style-name="P3"/>
      <text:p text:style-name="P3">Final Plot</text:p>
      <text:p text:style-name="P10"><text:span text:style-name="T3">The </text:span><text:span text:style-name="T6">M</text:span><text:span text:style-name="T4">anager Program</text:span><text:span text:style-name="T3"> a learning program of the world of </text:span><text:span text:style-name="T6">C</text:span><text:span text:style-name="T5">yberia</text:span><text:span text:style-name="T3"> believes</text:span> all the colours of the world <text:span text:style-name="T3">are a threat and is destroying the world as a result of it’s existance as a danger and a distraction, the manager program believes everything should be clean cut, pristine, smooth and black and white</text:span>. <text:span text:style-name="T3">The manager program in one rash decision decides to erradicate all the colours of the world and starts draining the colours from the world believing that this is the right thing to do to make life easier and better for everyone.</text:span></text:p>
      <text:p text:style-name="P10"/>
      <text:p text:style-name="P10"><text:span text:style-name="T3">The hero awakening to a new day to find the world he knows to be a world devoid of colour. He decides to go about his daily business believing the problem may be fixed soon. Years go by and several attemps have been made by others but they have mysteriously dissappeared leading to the idea that they had failed in their mission bringing the colour back to the world. One day while <text:s/>exploring a secluded area, feeling as if they are being drawn to this area, </text:span><text:span text:style-name="T11">the hero trips and stumbles down a <text:s/>steep cavern that is hidden from the naked eye</text:span><text:span text:style-name="T8">.</text:span></text:p>
      <text:p text:style-name="P10"/>
      <text:p text:style-name="P10"><text:span text:style-name="T3">The hero awakening at the bottom of the deep dark cavern. </text:span><text:span text:style-name="T11">Exploring the cavern the hero stumbles upon </text:span><text:span text:style-name="T6">a skeletoton wearing</text:span><text:span text:style-name="T3"> </text:span><text:span text:style-name="T11">an odd type of goggles</text:span><text:span text:style-name="T3">, sensing something about these goggles <text:s/>the hero removes them and decides to put the goggles on, </text:span><text:span text:style-name="T11">the goggles release an awash of the colour </text:span><text:span text:style-name="T6">red</text:span><text:span text:style-name="T3">, the hero is stunned to discover this new anomoly. </text:span><text:span text:style-name="T6">Whoever the skeleton belonged to they must have created or had these goggles made</text:span><text:span text:style-name="T3"> </text:span><text:span text:style-name="T11">Fascinated, the hero decides to continue exploring the world to look for more of these goggles</text:span><text:span text:style-name="T3">. <text:s/>Realising this different perspective reveals a new path to take. </text:span><text:span text:style-name="T11">the hero must navigate his way through the world dodging/fighting his way through enemies and utilising the goggles to make his way through the world</text:span><text:span text:style-name="T3">.</text:span></text:p>
      <text:p text:style-name="P10"/>
      <text:p text:style-name="P10"><text:span text:style-name="T3">Upon further exploration the hero is finding out more and more that something is not quite right with the world when </text:span><text:span text:style-name="T11">the hero climes </text:span><text:span text:style-name="T12">a </text:span><text:span text:style-name="T11">tower and finds the</text:span><text:span text:style-name="T3"> </text:span><text:span text:style-name="T6">green </text:span><text:span text:style-name="T11">goggles</text:span><text:span text:style-name="T3"> attatched to another skeleton the hero knows for sure that something is not right upon finding another skeleton, the goggles reveal a </text:span><text:span text:style-name="T11">new path that the previous goggles couldn’t reveal</text:span><text:span text:style-name="T3">. The hero decides to take it upon himself to fix this problem and </text:span><text:span text:style-name="T11">explore further navigating and fighting the enemies in his way</text:span><text:span text:style-name="T3">.</text:span></text:p>
      <text:p text:style-name="P10"/>
      <text:p text:style-name="P10"><text:span text:style-name="T11">The hero discovers an upper level area where there is a new set of goggles and yet another path is revealed that the previous two goggles couldn’t</text:span><text:span text:style-name="T8">. </text:span><text:span text:style-name="T11">Using these new goggles coupled with the other two the hero navigates and fights through the world</text:span><text:span text:style-name="T3"> doing his best to fix this problem.</text:span></text:p>
      <text:p text:style-name="P10"/>
      <text:p text:style-name="P10"><text:span text:style-name="T11">The hero eventually reaches the source of the problem</text:span><text:span text:style-name="T3">, </text:span><text:span text:style-name="T6">The Manager Program</text:span><text:span text:style-name="T3">. The hero knows </text:span><text:span text:style-name="T6">The Manager Program</text:span><text:span text:style-name="T8"> is witholding the colour from the world </text:span><text:span text:style-name="T11">the hero tries to retrieve/turn the colour back on and is forced to stop by </text:span><text:span text:style-name="T6">The Manager Program </text:span><text:span text:style-name="T11">attacking the hero. </text:span><text:span text:style-name="T13">The hero fights the manager program</text:span><text:span text:style-name="T9">. </text:span><text:span text:style-name="T10">After defeating/ fixing </text:span><text:span text:style-name="T7">The Manager Program</text:span><text:span text:style-name="T10"> </text:span><text:span text:style-name="T12">the colour is released back into the world</text:span><text:span text:style-name="T10">. </text:span><text:span text:style-name="T12">The colours start filling in everywhere it came from</text:span><text:span text:style-name="T10">.</text:span></text:p>
      <text:p text:style-name="P3"/>
      <text:p text:style-name="P17">The green text is the what we can change until we can agree on a permanent name.</text:p>
      <text:p text:style-name="P18">The red text is what would be happening in the game.</text:p>
      <text:p text:style-name="P3"/>
      <text:p text:style-name="P3"/>
      <text:p text:style-name="P3"/>
      <text:p text:style-name="P3"/>
      <text:p text:style-name="P3"/>
      <text:p text:style-name="P3"/>
      <text:p text:style-name="P3"><text:soft-page-break/></text:p>
      <text:p text:style-name="P3">Final Product</text:p>
      <text:p text:style-name="P6"><text:span text:style-name="T1">(insert name here)</text:span></text:p>
      <text:p text:style-name="P5"><text:span text:style-name="T2">A.K.A. </text:span><text:span text:style-name="T1">Project RGB</text:span></text:p>
      <text:p text:style-name="P11"><text:span text:style-name="T2">Suggetions:</text:span></text:p>
      <text:p text:style-name="P13"><text:span text:style-name="T2">Cyberia</text:span></text:p>
      <text:p text:style-name="P13"><text:span text:style-name="T2">Autonomy</text:span></text:p>
      <text:p text:style-name="P13"><text:span text:style-name="T2">Autonation</text:span></text:p>
      <text:p text:style-name="P13"><text:span text:style-name="T2">Coretonomy</text:span></text:p>
      <text:p text:style-name="P14"><text:span text:style-name="T1">Autonima</text:span></text:p>
      <text:p text:style-name="P14"><text:span text:style-name="T1"/></text:p>
      <text:p text:style-name="P15">Antagonist Suggestions</text:p>
      <text:p text:style-name="P16">The Manager Program</text:p>
      <text:p text:style-name="P16">Eyenet</text:p>
      <text:p text:style-name="P16">The 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9:29:13.077140985</meta:creation-date>
    <dc:date>2020-02-01T17:01:32.567363601</dc:date>
    <meta:editing-duration>PT21H22M15S</meta:editing-duration>
    <meta:editing-cycles>3</meta:editing-cycles>
    <meta:generator>LibreOffice/6.1.5.2$Linux_ARM_EABI LibreOffice_project/10$Build-2</meta:generator>
    <meta:document-statistic meta:table-count="0" meta:image-count="0" meta:object-count="0" meta:page-count="3" meta:paragraph-count="63" meta:word-count="842" meta:character-count="5149" meta:non-whitespace-character-count="4366"/>
  </office:meta>
</office:document-meta>
</file>